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5cm" draw:marker-start-width="0.237cm" draw:marker-end-width="0.237cm" draw:fill="solid" draw:fill-color="#ffffff" draw:textarea-horizontal-align="center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draw:stroke="dash" draw:stroke-dash="Ultrafine_20_Dashed" svg:stroke-width="0.025cm" draw:marker-start-width="0.237cm" draw:marker-end-width="0.237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25cm" draw:marker-start="Arrow" draw:marker-start-width="0.33cm" draw:marker-end="Arrow" draw:marker-end-width="0.337cm" draw:textarea-horizontal-align="center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Regular" style:font-family-generic="roman" style:font-pitch="variable" fo:font-size="12pt" style:font-size-asian="18pt" style:font-size-complex="18pt"/>
    </style:style>
    <style:style style:name="P3" style:family="paragraph">
      <style:text-properties fo:font-family="'Times New Roman'" style:font-family-generic="roman" style:font-pitch="variable" fo:font-size="14pt" style:font-size-asian="14pt" style:font-size-complex="14pt"/>
    </style:style>
    <style:style style:name="T1" style:family="text">
      <style:text-properties fo:font-family="'Times New Roman'" style:font-style-name="Regular" style:font-family-generic="roman" style:font-pitch="variable" fo:font-size="12pt" style:font-size-asian="18pt" style:font-size-complex="18pt"/>
    </style:style>
    <style:style style:name="T2" style:family="text">
      <style:text-properties fo:font-family="'Times New Roman'" style:font-style-name="Regular" style:font-family-generic="roman" style:font-pitch="variable" fo:font-size="10pt" style:font-size-asian="18pt" style:font-size-complex="18pt"/>
    </style:style>
    <style:style style:name="T3" style:family="text">
      <style:text-properties fo:font-family="'Times New Roman'" style:font-family-generic="roman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3.205cm" svg:height="1.641cm" svg:x="0.607cm" svg:y="5.405cm">
          <text:p text:style-name="P1"><text:span text:style-name="T1">Heap </text:span><text:span text:style-name="T1"><text:line-break/></text:span><text:span text:style-name="T2">(dynamically </text:span><text:span text:style-name="T2"><text:line-break/></text:span><text:span text:style-name="T2">allocated)</text:span></text:p>
        </draw:rect>
        <draw:rect draw:style-name="gr1" draw:text-style-name="P2" draw:layer="layout" svg:width="3.2cm" svg:height="1.27cm" svg:x="0.609cm" svg:y="7.046cm">
          <text:p text:style-name="P1"><text:span text:style-name="T1">Zero-init'ed </text:span><text:span text:style-name="T1"><text:line-break/></text:span><text:span text:style-name="T1">data</text:span></text:p>
        </draw:rect>
        <draw:rect draw:style-name="gr1" draw:text-style-name="P2" draw:layer="layout" svg:width="3.2cm" svg:height="0.762cm" svg:x="0.609cm" svg:y="8.316cm">
          <text:p text:style-name="P1"><text:span text:style-name="T1">Read/write data</text:span></text:p>
        </draw:rect>
        <draw:rect draw:style-name="gr1" draw:text-style-name="P2" draw:layer="layout" svg:width="3.2cm" svg:height="0.762cm" svg:x="0.609cm" svg:y="9.078cm">
          <text:p text:style-name="P1"><text:span text:style-name="T1">Read/only data</text:span></text:p>
        </draw:rect>
        <draw:rect draw:style-name="gr1" draw:text-style-name="P2" draw:layer="layout" svg:width="3.2cm" svg:height="1.27cm" svg:x="0.609cm" svg:y="9.84cm">
          <text:p text:style-name="P1"><text:span text:style-name="T1">Code</text:span></text:p>
        </draw:rect>
        <draw:rect draw:style-name="gr1" draw:text-style-name="P2" draw:layer="layout" svg:width="3.2cm" svg:height="1.27cm" svg:x="0.609cm" svg:y="0.839cm">
          <text:p text:style-name="P1"><text:span text:style-name="T1">Stack</text:span></text:p>
        </draw:rect>
        <draw:custom-shape draw:style-name="gr2" draw:text-style-name="P1" draw:layer="layout" svg:width="1.362cm" svg:height="1.211cm" svg:x="1.528cm" svg:y="2.429cm">
          <text:p/>
          <draw:enhanced-geometry svg:viewBox="0 0 21600 21600" draw:text-areas="?f0 0 ?f2 ?f5" draw:type="down-arrow" draw:modifiers="12778.2178217822 6022.0102714600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-1.362cm" svg:height="-1.211cm" svg:x="2.89cm" svg:y="5.14cm">
          <text:p/>
          <draw:enhanced-geometry svg:viewBox="0 0 21600 21600" draw:text-areas="?f0 0 ?f2 ?f5" draw:type="down-arrow" draw:modifiers="12778.2178217822 6022.0102714600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3" draw:layer="layout" svg:width="1.408cm" svg:height="0.797cm" svg:x="4.098cm" svg:y="10.484cm">
          <draw:text-box>
            <text:p><text:span text:style-name="T3">Low</text:span></text:p>
          </draw:text-box>
        </draw:frame>
        <draw:frame draw:style-name="gr3" draw:text-style-name="P3" draw:layer="layout" svg:width="1.488cm" svg:height="0.797cm" svg:x="4.098cm" svg:y="0.185cm">
          <draw:text-box>
            <text:p><text:span text:style-name="T3">High</text:span></text:p>
          </draw:text-box>
        </draw:frame>
        <draw:line draw:style-name="gr4" draw:text-style-name="P1" draw:layer="layout" svg:x1="4.679cm" svg:y1="1.1cm" svg:x2="4.679cm" svg:y2="10.625cm">
          <text:p/>
        </draw:line>
        <draw:frame draw:style-name="gr3" draw:text-style-name="P3" draw:layer="layout" svg:width="2.534cm" svg:height="0.797cm" svg:x="4.898cm" svg:y="5.486cm">
          <draw:text-box>
            <text:p><text:span text:style-name="T3">Address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62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Peter Desnoyers</meta:initial-creator>
    <meta:creation-date>2012-09-09T22:28:38</meta:creation-date>
    <dc:date>2012-09-30T18:38:19</dc:date>
    <dc:creator>Peter Desnoyers</dc:creator>
    <meta:editing-duration>PT12M33S</meta:editing-duration>
    <meta:editing-cycles>2</meta:editing-cycles>
    <meta:generator>OpenOffice.org/3.3$Unix OpenOffice.org_project/330m20$Build-9567</meta:generator>
    <meta:document-statistic meta:object-count="12"/>
  </office:meta>
</office:document-meta>
</file>